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Consolas" svg:font-family="Consolas, 'courier new'"/>
    <style:font-face style:name="Segoe UI" svg:font-family="'Segoe UI', 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0c4da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37ccf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4e6e0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83462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3.5pt" fo:letter-spacing="normal" fo:font-style="normal" fo:font-weight="normal" officeooo:paragraph-rsid="0010c4da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3.5pt" fo:letter-spacing="normal" fo:font-style="normal" fo:font-weight="bold" officeooo:rsid="0014e6e0" officeooo:paragraph-rsid="0014e6e0" style:font-weight-asian="bold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.25pt" fo:letter-spacing="normal" fo:font-style="normal" fo:font-weight="bold" officeooo:rsid="0014e6e0" officeooo:paragraph-rsid="00158b8d" style:font-weight-asian="bold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.25pt" fo:letter-spacing="normal" fo:font-style="normal" fo:font-weight="bold" officeooo:rsid="0014e6e0" officeooo:paragraph-rsid="00164dea" style:font-weight-asian="bold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.25pt" fo:letter-spacing="normal" fo:font-style="normal" fo:font-weight="bold" officeooo:rsid="0014e6e0" officeooo:paragraph-rsid="0014e6e0" style:font-weight-asian="bold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.25pt" fo:letter-spacing="normal" fo:font-style="normal" fo:font-weight="bold" officeooo:rsid="00164dea" officeooo:paragraph-rsid="00164dea" style:font-weight-asian="bold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.25pt" fo:letter-spacing="normal" fo:font-style="normal" fo:font-weight="bold" officeooo:rsid="0017b04d" officeooo:paragraph-rsid="0017b04d" style:font-weight-asian="bold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.25pt" fo:letter-spacing="normal" fo:font-style="normal" fo:font-weight="bold" officeooo:rsid="0017b04d" officeooo:paragraph-rsid="00183462" style:font-weight-asian="bold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.25pt" fo:letter-spacing="normal" fo:font-style="normal" fo:font-weight="bold" officeooo:rsid="001d58d2" officeooo:paragraph-rsid="001d58d2" style:font-weight-asian="bold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.25pt" fo:letter-spacing="normal" fo:font-style="normal" fo:font-weight="bold" officeooo:rsid="001e37c6" officeooo:paragraph-rsid="001e37c6" style:font-weight-asian="bold" style:font-weight-complex="bold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.25pt" fo:letter-spacing="normal" fo:font-style="normal" fo:font-weight="normal" officeooo:rsid="001e37c6" officeooo:paragraph-rsid="001e37c6" style:font-weight-asian="normal" style:font-weight-complex="normal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cd" style:font-name="Consolas" fo:font-size="11.25pt" fo:letter-spacing="normal" fo:font-style="normal" fo:font-weight="normal" officeooo:paragraph-rsid="0010c4da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cd" style:font-name="Consolas" fo:font-size="11.25pt" fo:letter-spacing="normal" fo:font-style="normal" fo:font-weight="normal" officeooo:paragraph-rsid="0014e6e0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cd" style:font-name="Consolas" fo:font-size="11.25pt" fo:letter-spacing="normal" fo:font-style="normal" fo:font-weight="normal" officeooo:rsid="0014e6e0" officeooo:paragraph-rsid="00183462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paragraph-rsid="0014e6e0" style:font-weight-asian="bold" style:font-weight-complex="bold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10fbce" officeooo:paragraph-rsid="0010fbce"/>
    </style:style>
    <style:style style:name="P2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Consolas" fo:font-size="11.25pt" fo:letter-spacing="normal" fo:font-style="normal" fo:font-weight="bold" officeooo:rsid="0014e6e0" officeooo:paragraph-rsid="0014e6e0" style:font-weight-asian="bold" style:font-weight-complex="bold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1.25pt" fo:letter-spacing="normal" fo:font-style="normal" fo:font-weight="normal" officeooo:rsid="001e37c6" officeooo:paragraph-rsid="001e37c6" style:font-weight-asian="normal" style:font-weight-complex="normal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cd" style:font-name="Consolas" fo:font-size="11.25pt" fo:letter-spacing="normal" fo:font-style="normal" fo:font-weight="normal" officeooo:paragraph-rsid="0010c4da"/>
    </style:style>
    <style:style style:name="P25" style:family="paragraph" style:parent-style-name="Text_20_body">
      <style:paragraph-properties fo:margin-top="0cm" fo:margin-bottom="0.132cm" loext:contextual-spacing="false" fo:orphans="2" fo:widows="2" fo:padding="0cm" fo:border="none"/>
      <style:text-properties fo:font-variant="normal" fo:text-transform="none" style:font-name="Arial" fo:font-size="10.5pt" fo:letter-spacing="normal" fo:font-style="normal" fo:font-weight="normal"/>
    </style:style>
    <style:style style:name="P26" style:family="paragraph" style:parent-style-name="Text_20_body">
      <style:paragraph-properties fo:margin-top="0cm" fo:margin-bottom="0.132cm" loext:contextual-spacing="false" fo:orphans="2" fo:widows="2" fo:padding="0cm" fo:border="none"/>
      <style:text-properties fo:font-variant="normal" fo:text-transform="none" style:font-name="Arial" fo:font-size="10.5pt" fo:letter-spacing="normal" fo:font-style="normal" fo:font-weight="normal" officeooo:rsid="002102b6" officeooo:paragraph-rsid="002102b6" style:font-weight-asian="normal" style:font-weight-complex="normal"/>
    </style:style>
    <style:style style:name="P27" style:family="paragraph" style:parent-style-name="Text_20_body">
      <style:paragraph-properties fo:margin-top="0cm" fo:margin-bottom="0.132cm" loext:contextual-spacing="false" fo:orphans="2" fo:widows="2" fo:padding="0cm" fo:border="none"/>
      <style:text-properties fo:font-variant="normal" fo:text-transform="none" style:font-name="Arial" fo:font-size="10.5pt" fo:letter-spacing="normal" fo:font-style="normal" fo:font-weight="bold" officeooo:rsid="002102b6" officeooo:paragraph-rsid="002102b6" style:font-weight-asian="bold" style:font-weight-complex="bold"/>
    </style:style>
    <style:style style:name="P28" style:family="paragraph" style:parent-style-name="Text_20_body" style:list-style-name="L1">
      <style:paragraph-properties fo:margin-top="0cm" fo:margin-bottom="0.132cm" loext:contextual-spacing="false" fo:orphans="2" fo:widows="2" fo:padding="0cm" fo:border="none"/>
      <style:text-properties fo:font-variant="normal" fo:text-transform="none" style:font-name="Arial" fo:font-size="10.5pt" fo:letter-spacing="normal" fo:font-style="normal" fo:font-weight="normal"/>
    </style:style>
    <style:style style:name="P29" style:family="paragraph" style:parent-style-name="Text_20_body" style:list-style-name="L2">
      <style:paragraph-properties fo:margin-top="0cm" fo:margin-bottom="0.132cm" loext:contextual-spacing="false" fo:orphans="2" fo:widows="2" fo:padding="0cm" fo:border="none"/>
      <style:text-properties fo:font-variant="normal" fo:text-transform="none" style:font-name="Arial" fo:font-size="10.5pt" fo:letter-spacing="normal" fo:font-style="normal" fo:font-weight="normal" officeooo:rsid="0021c9e0" officeooo:paragraph-rsid="0021c9e0" style:font-weight-asian="normal" style:font-weight-complex="normal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cd" style:font-name="Consolas" fo:font-size="11.25pt" fo:letter-spacing="normal" fo:font-style="normal" fo:font-weight="normal" officeooo:rsid="0017b04d" officeooo:paragraph-rsid="00183462" style:font-weight-asian="bold" style:font-weight-complex="bold"/>
    </style:style>
    <style:style style:name="T1" style:family="text">
      <style:text-properties fo:font-variant="normal" fo:text-transform="none" fo:color="#a52a2a" style:font-name="Consolas" fo:font-size="11.25pt" fo:letter-spacing="normal" fo:font-style="normal" fo:font-weight="normal"/>
    </style:style>
    <style:style style:name="T2" style:family="text">
      <style:text-properties fo:font-variant="normal" fo:text-transform="none" fo:color="#a52a2a" style:font-name="Consolas" fo:font-size="11.25pt" fo:letter-spacing="normal" fo:font-style="normal" fo:font-weight="normal" officeooo:rsid="0010c4da"/>
    </style:style>
    <style:style style:name="T3" style:family="text">
      <style:text-properties fo:font-variant="normal" fo:text-transform="none" fo:color="#a52a2a" style:font-name="Consolas" fo:font-size="11.25pt" fo:letter-spacing="normal" fo:font-style="normal" fo:font-weight="normal" officeooo:rsid="00137ccf"/>
    </style:style>
    <style:style style:name="T4" style:family="text">
      <style:text-properties fo:font-variant="normal" fo:text-transform="none" fo:color="#a52a2a" style:font-name="Consolas" fo:font-size="11.25pt" fo:letter-spacing="normal" fo:font-style="normal" fo:font-weight="normal" officeooo:rsid="0014e6e0"/>
    </style:style>
    <style:style style:name="T5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6" style:family="text">
      <style:text-properties fo:font-variant="normal" fo:text-transform="none" fo:color="#0000cd" style:font-name="Consolas" fo:font-size="11.25pt" fo:letter-spacing="normal" fo:font-style="normal" fo:font-weight="normal" officeooo:rsid="0014e6e0"/>
    </style:style>
    <style:style style:name="T7" style:family="text">
      <style:text-properties fo:font-variant="normal" fo:text-transform="none" fo:color="#0000cd" style:font-name="Consolas" fo:font-size="11.25pt" fo:letter-spacing="normal" fo:font-style="normal" fo:font-weight="normal" officeooo:rsid="00183462"/>
    </style:style>
    <style:style style:name="T8" style:family="text">
      <style:text-properties fo:font-variant="normal" fo:text-transform="none" fo:color="#ff0000" style:font-name="Consolas" fo:font-size="11.25pt" fo:letter-spacing="normal" fo:font-style="normal" fo:font-weight="normal"/>
    </style:style>
    <style:style style:name="T9" style:family="text">
      <style:text-properties fo:font-variant="normal" fo:text-transform="none" fo:color="#000000" style:font-name="Consolas" fo:font-size="11.25pt" fo:letter-spacing="normal" fo:font-style="normal"/>
    </style:style>
    <style:style style:name="T10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000000" style:font-name="Consolas" fo:font-size="11.25pt" fo:letter-spacing="normal" fo:font-style="normal" fo:font-weight="normal" officeooo:rsid="0014e6e0"/>
    </style:style>
    <style:style style:name="T12" style:family="text">
      <style:text-properties fo:font-variant="normal" fo:text-transform="none" fo:color="#000000" style:font-name="Consolas" fo:font-size="11.25pt" fo:letter-spacing="normal" fo:font-style="normal" officeooo:rsid="0014e6e0"/>
    </style:style>
    <style:style style:name="T13" style:family="text">
      <style:text-properties fo:color="#a52a2a" fo:font-weight="normal"/>
    </style:style>
    <style:style style:name="T14" style:family="text">
      <style:text-properties fo:color="#a52a2a" fo:font-weight="normal" officeooo:rsid="0014e6e0"/>
    </style:style>
    <style:style style:name="T15" style:family="text">
      <style:text-properties fo:color="#0000cd" fo:font-weight="normal"/>
    </style:style>
    <style:style style:name="T16" style:family="text">
      <style:text-properties fo:color="#0000cd" fo:font-weight="normal" officeooo:rsid="0014e6e0"/>
    </style:style>
    <style:style style:name="T17" style:family="text">
      <style:text-properties style:font-name="Consolas" fo:font-size="11.25pt"/>
    </style:style>
    <style:style style:name="T18" style:family="text">
      <style:text-properties style:font-name="Consolas" fo:font-size="11.25pt" officeooo:rsid="00126abe"/>
    </style:style>
    <style:style style:name="T19" style:family="text">
      <style:text-properties style:font-name="Consolas" fo:font-size="11.25pt" officeooo:rsid="00137ccf"/>
    </style:style>
    <style:style style:name="T20" style:family="text">
      <style:text-properties style:font-name="Consolas" fo:font-size="11.25pt" officeooo:rsid="0014e6e0"/>
    </style:style>
    <style:style style:name="T21" style:family="text">
      <style:text-properties officeooo:rsid="0014e6e0"/>
    </style:style>
    <style:style style:name="T22" style:family="text">
      <style:text-properties fo:color="#ff660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3a887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XPERIMENT 1 - <text:span text:style-name="T24">HTML</text:span></text:p>
      <text:p text:style-name="P24">HTML is the standard markup language for Web pages.</text:p>
      <text:p text:style-name="P20">With HTML you can create your own Website.</text:p>
      <text:p text:style-name="P21">What is web page, web site, web server?</text:p>
      <text:p text:style-name="P19"><text:span text:style-name="T9">Heading </text:span><text:span text:style-name="T12">&amp; <text:s/>paragraph</text:span></text:p>
      <text:p text:style-name="P9"/>
      <text:p text:style-name="P2"><text:span text:style-name="T5">&lt;</text:span><text:span text:style-name="T1">!DOCTYPE </text:span><text:span text:style-name="T8">html</text:span><text:span text:style-name="T5">&gt;</text:span><text:line-break/><text:span text:style-name="T5">&lt;</text:span><text:span text:style-name="T1">html</text:span><text:span text:style-name="T5">&gt;</text:span><text:line-break/><text:span text:style-name="T5">&lt;</text:span><text:span text:style-name="T1">head</text:span><text:span text:style-name="T5">&gt;</text:span><text:line-break/><text:span text:style-name="T5">&lt;</text:span><text:span text:style-name="T1">title</text:span><text:span text:style-name="T5">&gt;</text:span><text:span text:style-name="T10">Page Title</text:span><text:span text:style-name="T5">&lt;</text:span><text:span text:style-name="T1">/title</text:span><text:span text:style-name="T5">&gt;</text:span><text:line-break/><text:span text:style-name="T5">&lt;</text:span><text:span text:style-name="T1">/head</text:span><text:span text:style-name="T5">&gt;</text:span><text:line-break/><text:span text:style-name="T5">&lt;</text:span><text:span text:style-name="T1">body </text:span><text:span text:style-name="T3">style=”background-color:yellow”</text:span><text:span text:style-name="T5">&gt;</text:span><text:line-break/><text:line-break/><text:span text:style-name="T5">&lt;</text:span><text:span text:style-name="T1">h1</text:span><text:span text:style-name="T5">&gt;</text:span><text:span text:style-name="T10">This is a Heading</text:span><text:span text:style-name="T5">&lt;</text:span><text:span text:style-name="T1">/h1</text:span><text:span text:style-name="T5">&gt;</text:span></text:p>
      <text:p text:style-name="P1"><text:span text:style-name="T5">&lt;</text:span><text:span text:style-name="T1">h</text:span><text:span text:style-name="T2">2</text:span><text:span text:style-name="T5">&gt;</text:span><text:span text:style-name="T10">This is a Heading</text:span><text:span text:style-name="T5">&lt;</text:span><text:span text:style-name="T1">/h</text:span><text:span text:style-name="T2">2</text:span><text:span text:style-name="T5">&gt;</text:span><text:line-break/><text:span text:style-name="T5">&lt;</text:span><text:span text:style-name="T1">p</text:span><text:span text:style-name="T5">&gt;</text:span><text:span text:style-name="T10">This is a paragraph.</text:span><text:span text:style-name="T5">&lt;</text:span><text:span text:style-name="T1">/p</text:span><text:span text:style-name="T5">&gt;</text:span><text:line-break/><text:line-break/><text:span text:style-name="T5">&lt;</text:span><text:span text:style-name="T1">/body</text:span><text:span text:style-name="T5">&gt;</text:span><text:line-break/><text:span text:style-name="T5">&lt;</text:span><text:span text:style-name="T1">/html</text:span><text:span text:style-name="T5">&gt;</text:span></text:p>
      <text:p text:style-name="P16"/>
      <text:p text:style-name="P16"/>
      <text:p text:style-name="P5"><text:span text:style-name="T18">1) </text:span><text:span text:style-name="T17">What does HTML stand for?</text:span></text:p>
      <text:p text:style-name="P5"><text:span text:style-name="T18">2) </text:span><text:span text:style-name="T17">Who is making the Web standards?</text:span></text:p>
      <text:p text:style-name="P5"><text:span text:style-name="T18">3) </text:span><text:span text:style-name="T17">Choose the correct HTML element for the largest heading:</text:span></text:p>
      <text:p text:style-name="P5"><text:span text:style-name="T19">4) </text:span><text:span text:style-name="T17">What is the correct HTML element for inserting a line break?</text:span></text:p>
      <text:p text:style-name="P5"><text:span text:style-name="T19">5) </text:span><text:span text:style-name="T17">What is the correct HTML for adding a background color?</text:span></text:p>
      <text:p text:style-name="P16"/>
      <text:p text:style-name="P6"><text:span text:style-name="T20">O</text:span><text:span text:style-name="T17">rdered List</text:span></text:p>
      <text:p text:style-name="P3"><text:span text:style-name="T5">&lt;</text:span><text:span text:style-name="T1">!DOCTYPE </text:span><text:span text:style-name="T8">html</text:span><text:span text:style-name="T5">&gt;</text:span><text:line-break/><text:span text:style-name="T5">&lt;</text:span><text:span text:style-name="T1">html</text:span><text:span text:style-name="T5">&gt;</text:span><text:line-break/><text:span text:style-name="T5">&lt;</text:span><text:span text:style-name="T1">head</text:span><text:span text:style-name="T5">&gt;</text:span><text:line-break/><text:span text:style-name="T5">&lt;</text:span><text:span text:style-name="T1">title</text:span><text:span text:style-name="T5">&gt;</text:span><text:span text:style-name="T11">An ordered HTML list</text:span><text:span text:style-name="T5">&lt;</text:span><text:span text:style-name="T1">/title</text:span><text:span text:style-name="T5">&gt;</text:span><text:line-break/><text:span text:style-name="T5">&lt;</text:span><text:span text:style-name="T1">/head</text:span><text:span text:style-name="T5">&gt;</text:span><text:line-break/><text:span text:style-name="T5">&lt;</text:span><text:span text:style-name="T1">body </text:span><text:span text:style-name="T5">&gt;</text:span><text:line-break/><text:span text:style-name="T6">&lt;</text:span><text:span text:style-name="T4">h2</text:span><text:span text:style-name="T6">&gt;</text:span><text:span text:style-name="T21">An ordered HTML list</text:span><text:span text:style-name="T6">&lt;</text:span><text:span text:style-name="T4">/h2</text:span><text:span text:style-name="T6">&gt;</text:span><text:line-break/><text:span text:style-name="T5">&lt;</text:span><text:span text:style-name="T1">ol</text:span><text:span text:style-name="T5">&gt;<text:line-break/></text:span><text:span text:style-name="T10"> <text:s/></text:span><text:span text:style-name="T5">&lt;</text:span><text:span text:style-name="T1">li</text:span><text:span text:style-name="T5">&gt;</text:span><text:span text:style-name="T10">Coffee</text:span><text:span text:style-name="T5">&lt;</text:span><text:span text:style-name="T1">/li</text:span><text:span text:style-name="T5">&gt;<text:line-break/></text:span><text:span text:style-name="T10"> <text:s/></text:span><text:span text:style-name="T5">&lt;</text:span><text:span text:style-name="T1">li</text:span><text:span text:style-name="T5">&gt;</text:span><text:span text:style-name="T10">Tea</text:span><text:span text:style-name="T5">&lt;</text:span><text:span text:style-name="T1">/li</text:span><text:span text:style-name="T5">&gt;<text:line-break/></text:span><text:span text:style-name="T10"> <text:s/></text:span><text:span text:style-name="T5">&lt;</text:span><text:span text:style-name="T1">li</text:span><text:span text:style-name="T5">&gt;</text:span><text:span text:style-name="T10">Milk</text:span><text:span text:style-name="T5">&lt;</text:span><text:span text:style-name="T1">/li</text:span><text:span text:style-name="T5">&gt;<text:line-break/>&lt;</text:span><text:span text:style-name="T1">/ol</text:span><text:span text:style-name="T5">&gt;<text:line-break/><text:line-break/>&lt;</text:span><text:span text:style-name="T1">/body</text:span><text:span text:style-name="T5">&gt;<text:line-break/>&lt;</text:span><text:span text:style-name="T1">/html</text:span><text:span text:style-name="T5">&gt;</text:span></text:p>
      <text:p text:style-name="P17"/>
      <text:p text:style-name="P8">Attribute give additional information to tags</text:p>
      <text:p text:style-name="P17"/>
      <text:p text:style-name="P7">Ordered List with lower case letters</text:p>
      <text:p text:style-name="P3"><text:span text:style-name="T5">&lt;</text:span><text:span text:style-name="T1">ol </text:span><text:span text:style-name="T8">type</text:span><text:span text:style-name="T5">="a"&gt;<text:line-break/></text:span><text:span text:style-name="T10"> <text:s/></text:span><text:span text:style-name="T5">&lt;</text:span><text:span text:style-name="T1">li</text:span><text:span text:style-name="T5">&gt;</text:span><text:span text:style-name="T10">Coffee</text:span><text:span text:style-name="T5">&lt;</text:span><text:span text:style-name="T1">/li</text:span><text:span text:style-name="T5">&gt;<text:line-break/></text:span><text:span text:style-name="T10"> <text:s/></text:span><text:span text:style-name="T5">&lt;</text:span><text:span text:style-name="T1">li</text:span><text:span text:style-name="T5">&gt;</text:span><text:span text:style-name="T10">Tea</text:span><text:span text:style-name="T5">&lt;</text:span><text:span text:style-name="T1">/li</text:span><text:span text:style-name="T5">&gt;<text:line-break/></text:span><text:span text:style-name="T10"> <text:s/></text:span><text:span text:style-name="T5">&lt;</text:span><text:span text:style-name="T1">li</text:span><text:span text:style-name="T5">&gt;</text:span><text:span text:style-name="T10">Milk</text:span><text:span text:style-name="T5">&lt;</text:span><text:span text:style-name="T1">/li</text:span><text:span text:style-name="T5">&gt;<text:line-break/>&lt;</text:span><text:span text:style-name="T1">/ol</text:span><text:span text:style-name="T5">&gt;</text:span></text:p>
      <text:p text:style-name="P17"><text:soft-page-break/></text:p>
      <text:p text:style-name="P9">Un Ordered List</text:p>
      <text:p text:style-name="P3"><text:span text:style-name="T5">&lt;</text:span><text:span text:style-name="T1">!DOCTYPE </text:span><text:span text:style-name="T8">html</text:span><text:span text:style-name="T5">&gt;<text:line-break/>&lt;</text:span><text:span text:style-name="T1">html</text:span><text:span text:style-name="T5">&gt;<text:line-break/>&lt;</text:span><text:span text:style-name="T1">head</text:span><text:span text:style-name="T5">&gt;<text:line-break/>&lt;</text:span><text:span text:style-name="T1">title</text:span><text:span text:style-name="T5">&gt;</text:span><text:span text:style-name="T11">An unordered HTML list</text:span><text:span text:style-name="T5">&lt;</text:span><text:span text:style-name="T1">/title</text:span><text:span text:style-name="T5">&gt;<text:line-break/>&lt;</text:span><text:span text:style-name="T1">/head</text:span><text:span text:style-name="T5">&gt;<text:line-break/>&lt;</text:span><text:span text:style-name="T1">body </text:span><text:span text:style-name="T5">&gt;<text:line-break/></text:span><text:span text:style-name="T6">&lt;</text:span><text:span text:style-name="T4">h2</text:span><text:span text:style-name="T6">&gt;Unordered List with Square Bullets&lt;</text:span><text:span text:style-name="T4">/h2</text:span><text:span text:style-name="T6">&gt;</text:span><text:span text:style-name="T5"><text:line-break/></text:span><text:span text:style-name="T6">&lt;</text:span><text:span text:style-name="T4">ul</text:span><text:span text:style-name="T6"> style="list-style-type:square;"&gt;</text:span></text:p>
      <text:p text:style-name="P3"><text:span text:style-name="T6"><text:s text:c="2"/>&lt;</text:span><text:span text:style-name="T4">li</text:span><text:span text:style-name="T6">&gt;Coffee&lt;</text:span><text:span text:style-name="T4">/li</text:span><text:span text:style-name="T6">&gt;</text:span></text:p>
      <text:p text:style-name="P3"><text:span text:style-name="T6"><text:s text:c="2"/>&lt;</text:span><text:span text:style-name="T4">li</text:span><text:span text:style-name="T6">&gt;Tea&lt;</text:span><text:span text:style-name="T4">/li</text:span><text:span text:style-name="T6">&gt;</text:span></text:p>
      <text:p text:style-name="P3"><text:span text:style-name="T6"><text:s text:c="2"/>&lt;</text:span><text:span text:style-name="T4">li</text:span><text:span text:style-name="T6">&gt;Milk&lt;</text:span><text:span text:style-name="T4">/li</text:span><text:span text:style-name="T6">&gt;</text:span></text:p>
      <text:p text:style-name="P3"><text:span text:style-name="T6">&lt;</text:span><text:span text:style-name="T4">/ul</text:span><text:span text:style-name="T6">&gt;</text:span><text:span text:style-name="T5"><text:line-break/><text:line-break/>&lt;</text:span><text:span text:style-name="T1">/body</text:span><text:span text:style-name="T5">&gt;<text:line-break/>&lt;</text:span><text:span text:style-name="T1">/html</text:span><text:span text:style-name="T5">&gt;</text:span></text:p>
      <text:p text:style-name="P17"/>
      <text:p text:style-name="P8">How to write comments in HTML?</text:p>
      <text:p text:style-name="P8"/>
      <text:p text:style-name="P10">&lt;!-- This is a comment --&gt;</text:p>
      <text:p text:style-name="P10"/>
      <text:p text:style-name="P11">Links</text:p>
      <text:p text:style-name="P11"/>
      <text:p text:style-name="P4"><text:span text:style-name="T5">&lt;</text:span><text:span text:style-name="T1">!DOCTYPE </text:span><text:span text:style-name="T8">html</text:span><text:span text:style-name="T5">&gt;<text:line-break/>&lt;</text:span><text:span text:style-name="T1">html</text:span><text:span text:style-name="T5">&gt;<text:line-break/>&lt;</text:span><text:span text:style-name="T1">head</text:span><text:span text:style-name="T5">&gt;<text:line-break/>&lt;</text:span><text:span text:style-name="T1">title</text:span><text:span text:style-name="T5">&gt;</text:span><text:span text:style-name="T11">An unordered HTML list</text:span><text:span text:style-name="T5">&lt;</text:span><text:span text:style-name="T1">/title</text:span><text:span text:style-name="T5">&gt;<text:line-break/>&lt;</text:span><text:span text:style-name="T1">/head</text:span><text:span text:style-name="T5">&gt;<text:line-break/>&lt;</text:span><text:span text:style-name="T1">body </text:span><text:span text:style-name="T5">&gt;<text:line-break/></text:span><text:span text:style-name="T6">&lt;</text:span><text:span text:style-name="T4">h2</text:span><text:span text:style-name="T6">&gt;Unordered List with Square Bullets&lt;</text:span><text:span text:style-name="T4">/h2</text:span><text:span text:style-name="T6">&gt;</text:span><text:span text:style-name="T5"><text:line-break/></text:span><text:span text:style-name="T6">&lt;</text:span><text:span text:style-name="T4">ul</text:span><text:span text:style-name="T6"> style="list-style-type:square;"&gt;</text:span></text:p>
      <text:p text:style-name="P4"><text:span text:style-name="T6"><text:s text:c="2"/>&lt;</text:span><text:span text:style-name="T4">li</text:span><text:span text:style-name="T6">&gt;</text:span><text:span text:style-name="T7">&lt;a href =”http://www.google.com”&gt;Go to google&lt;/a&gt;</text:span><text:span text:style-name="T6">&lt;</text:span><text:span text:style-name="T4">/li</text:span><text:span text:style-name="T6">&gt;</text:span></text:p>
      <text:p text:style-name="P18"><text:s text:c="2"/></text:p>
      <text:p text:style-name="P12"><text:span text:style-name="T16">&lt;</text:span><text:span text:style-name="T14">/ul</text:span><text:span text:style-name="T16">&gt;</text:span><text:span text:style-name="T15"><text:line-break/><text:line-break/>&lt;</text:span><text:span text:style-name="T13">/body</text:span><text:span text:style-name="T15">&gt;<text:line-break/>&lt;</text:span><text:span text:style-name="T13">/html</text:span><text:span text:style-name="T15">&gt;</text:span></text:p>
      <text:p text:style-name="P30"/>
      <text:p text:style-name="P13">HTML FORMS</text:p>
      <text:p text:style-name="P14"/>
      <text:p text:style-name="P14"/>
      <text:p text:style-name="P14">&lt;!DOCTYPE html&gt;</text:p>
      <text:p text:style-name="P15">&lt;<text:span text:style-name="T22">html</text:span>&gt;</text:p>
      <text:p text:style-name="P15"/>
      <text:p text:style-name="P15"><text:s text:c="3"/>&lt;<text:span text:style-name="T22">head</text:span>&gt;</text:p>
      <text:p text:style-name="P15"><text:s text:c="6"/>&lt;<text:span text:style-name="T22">title</text:span>&gt;Text Input Control&lt;<text:span text:style-name="T22">/title</text:span>&gt;</text:p>
      <text:p text:style-name="P15"><text:s text:c="3"/>&lt;<text:span text:style-name="T22">/head</text:span>&gt;</text:p>
      <text:p text:style-name="P15"><text:tab/></text:p>
      <text:p text:style-name="P15"><text:s text:c="3"/>&lt;<text:span text:style-name="T22">body</text:span>&gt;</text:p>
      <text:p text:style-name="P15"><text:s text:c="6"/>&lt;<text:span text:style-name="T22">form</text:span> &gt;</text:p>
      <text:p text:style-name="P15"><text:s text:c="9"/>First name: &lt;<text:span text:style-name="T22">input</text:span> type = "text" name = "first_name" /&gt;</text:p>
      <text:p text:style-name="P15"><text:s text:c="9"/>&lt;br&gt;</text:p>
      <text:p text:style-name="P15"><text:s text:c="9"/>Last name: &lt;<text:span text:style-name="T22">input</text:span> type = "text" name = "last_name" /&gt;</text:p>
      <text:p text:style-name="P15"><text:s text:c="6"/>&lt;<text:span text:style-name="T22">/form</text:span>&gt;</text:p>
      <text:p text:style-name="P15"><text:soft-page-break/><text:s text:c="3"/>&lt;<text:span text:style-name="T22">/body</text:span>&gt;</text:p>
      <text:p text:style-name="P15"><text:tab/></text:p>
      <text:p text:style-name="P15">&lt;<text:span text:style-name="T22">/html</text:span>&gt;</text:p>
      <text:p text:style-name="P15"/>
      <text:p text:style-name="P23">There are different types of form controls that you can use to collect data using HTML form −</text:p>
      <text:list xml:id="list2086005361183695880" text:style-name="L1">
        <text:list-item>
          <text:p text:style-name="P28">Text Input Controls</text:p>
        </text:list-item>
        <text:list-item>
          <text:p text:style-name="P28">Checkboxes Controls</text:p>
        </text:list-item>
        <text:list-item>
          <text:p text:style-name="P28">Radio Box Controls</text:p>
        </text:list-item>
        <text:list-item>
          <text:p text:style-name="P28">Select Box Controls</text:p>
        </text:list-item>
        <text:list-item>
          <text:p text:style-name="P28">File Select boxes</text:p>
        </text:list-item>
        <text:list-item>
          <text:p text:style-name="P28">Hidden Controls</text:p>
        </text:list-item>
        <text:list-item>
          <text:p text:style-name="P28">Clickable Buttons</text:p>
        </text:list-item>
        <text:list-item>
          <text:p text:style-name="P28">Submit and Reset Button</text:p>
        </text:list-item>
      </text:list>
      <text:p text:style-name="P25"/>
      <text:p text:style-name="P27">Assignment :</text:p>
      <text:p text:style-name="P26"><text:span text:style-name="T23">Create</text:span> a resume page with following sections</text:p>
      <text:list xml:id="list8224369670921454057" text:style-name="L2">
        <text:list-item>
          <text:p text:style-name="P29">Abstract</text:p>
        </text:list-item>
        <text:list-item>
          <text:p text:style-name="P29">Skills &amp; Area of Expertise</text:p>
        </text:list-item>
        <text:list-item>
          <text:p text:style-name="P29">Education</text:p>
        </text:list-item>
        <text:list-item>
          <text:p text:style-name="P29">Professional Snapshot </text:p>
        </text:list-item>
        <text:list-item>
          <text:p text:style-name="P29">Internship</text:p>
        </text:list-item>
        <text:list-item>
          <text:p text:style-name="P29">Certification &amp; Achievements</text:p>
        </text:list-item>
        <text:list-item>
          <text:p text:style-name="P29">Interests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"/>
    <style:font-face style:name="Consolas" svg:font-family="Consolas, 'courier new'"/>
    <style:font-face style:name="Segoe UI" svg:font-family="'Segoe UI', 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6:45:25.523705321</meta:creation-date>
    <dc:date>2020-01-06T14:01:22.599333644</dc:date>
    <meta:editing-duration>PT1H56M26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3" meta:paragraph-count="64" meta:word-count="325" meta:character-count="2225" meta:non-whitespace-character-count="1889"/>
  </office:meta>
</office:document-meta>
</file>